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7448182e80e742005cd2db7aebfa2dfe" style:family="table-column">
      <style:table-column-properties fo:break-before="auto" style:use-optimal-column-width="false" style:column-width="6cm"/>
    </style:style>
    <style:style style:name="odsStyleTableColumn-16233a5136822d22c9688720ec2cf091" style:family="table-column">
      <style:table-column-properties fo:break-before="auto" style:use-optimal-column-width="false" style:column-width="5cm"/>
    </style:style>
    <style:style style:name="odsStyleTableColumn-818ccaf8c6ab5ce69b43c1843c63edbf" style:family="table-column">
      <style:table-column-properties fo:break-before="auto" style:use-optimal-column-width="false" style:column-width="3cm"/>
    </style:style>
    <style:style style:name="odsStyleTableCell-2891a7e1d1d3b54ba83b83bbad46bfb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4cbbf538ff8d9cffbc98a58e5e95d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46eba9b7d6fd8c119ed4692c197f7983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724a9d403672d156cf8ff23a4d013f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d6f6b4975cec9095d216f4c52755856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f976e338c9bcc15acbf2963e4d21c9a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7448182e80e742005cd2db7aebfa2dfe" table:default-cell-style-name="Default"/>
        <table:table-column table:style-name="odsStyleTableColumn-16233a5136822d22c9688720ec2cf091" table:default-cell-style-name="Default"/>
        <table:table-column table:style-name="odsStyleTableColumn-818ccaf8c6ab5ce69b43c1843c63edbf" table:default-cell-style-name="Default"/>
        <table:table-column table:style-name="odsStyleTableColumn-818ccaf8c6ab5ce69b43c1843c63edbf" table:default-cell-style-name="Default"/>
        <table:table-column table:style-name="odsStyleTableColumn-818ccaf8c6ab5ce69b43c1843c63edb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891a7e1d1d3b54ba83b83bbad46bfb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4cbbf538ff8d9cffbc98a58e5e95de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4cbbf538ff8d9cffbc98a58e5e95de3" table:number-columns-spanned="5" table:number-rows-spanned="1" office:value-type="string">
            <text:p>TABLA No. 57-24</text:p>
          </table:table-cell>
          <table:covered-table-cell table:number-columns-repeated="4"/>
        </table:table-row>
        <table:table-row table:style-name="ro1">
          <table:table-cell table:style-name="odsStyleTableCell-74cbbf538ff8d9cffbc98a58e5e95de3" table:number-columns-spanned="5" table:number-rows-spanned="1" office:value-type="string">
            <text:p>TABLA DE COTIZACIONES DEL 25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4cbbf538ff8d9cffbc98a58e5e95de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46eba9b7d6fd8c119ed4692c197f7983" office:value-type="string">
            <text:p>PAIS</text:p>
          </table:table-cell>
          <table:table-cell table:style-name="odsStyleTableCell-46eba9b7d6fd8c119ed4692c197f7983" office:value-type="string">
            <text:p>UNIDAD MONETARIA</text:p>
          </table:table-cell>
          <table:table-cell table:style-name="odsStyleTableCell-46eba9b7d6fd8c119ed4692c197f7983" office:value-type="string">
            <text:p>MONEDA</text:p>
          </table:table-cell>
          <table:table-cell table:style-name="odsStyleTableCell-46eba9b7d6fd8c119ed4692c197f7983" office:value-type="string">
            <text:p>TIPO DE CAMBIO EN Bs POR UNIDAD DE MONEDA EXTRANJERA</text:p>
          </table:table-cell>
          <table:table-cell table:style-name="odsStyleTableCell-46eba9b7d6fd8c119ed4692c197f7983" office:value-type="string">
            <text:p>TIPO DE CAMBIO EN M.E.</text:p>
          </table:table-cell>
        </table:table-row>
        <table:table-row table:style-name="ro1">
          <table:table-cell table:style-name="odsStyleTableCell-7724a9d403672d156cf8ff23a4d013fb" office:value-type="string">
            <text:p>ESTADOS UNIDOS</text:p>
          </table:table-cell>
          <table:table-cell table:style-name="odsStyleTableCell-7724a9d403672d156cf8ff23a4d013fb" office:value-type="string">
            <text:p>DOLAR VENTA</text:p>
          </table:table-cell>
          <table:table-cell table:style-name="odsStyleTableCell-7724a9d403672d156cf8ff23a4d013fb" office:value-type="string">
            <text:p>USD.VENTA</text:p>
          </table:table-cell>
          <table:table-cell table:style-name="odsStyleTableCell-d6f6b4975cec9095d216f4c527558568" office:value-type="string">
            <text:p>6.96000</text:p>
          </table:table-cell>
          <table:table-cell table:style-name="odsStyleTableCell-d6f6b4975cec9095d216f4c527558568" office:value-type="string">
            <text:p/>
          </table:table-cell>
        </table:table-row>
        <table:table-row table:style-name="ro1">
          <table:table-cell table:style-name="odsStyleTableCell-7724a9d403672d156cf8ff23a4d013fb" office:value-type="string">
            <text:p>ESTADOS UNIDOS</text:p>
          </table:table-cell>
          <table:table-cell table:style-name="odsStyleTableCell-7724a9d403672d156cf8ff23a4d013fb" office:value-type="string">
            <text:p>DOLAR COMPRA</text:p>
          </table:table-cell>
          <table:table-cell table:style-name="odsStyleTableCell-7724a9d403672d156cf8ff23a4d013fb" office:value-type="string">
            <text:p>USD.COMPRA</text:p>
          </table:table-cell>
          <table:table-cell table:style-name="odsStyleTableCell-d6f6b4975cec9095d216f4c527558568" office:value-type="string">
            <text:p>6.86000</text:p>
          </table:table-cell>
          <table:table-cell table:style-name="odsStyleTableCell-d6f6b4975cec9095d216f4c527558568" office:value-type="string">
            <text:p/>
          </table:table-cell>
        </table:table-row>
        <table:table-row table:style-name="ro1">
          <table:table-cell table:style-name="odsStyleTableCell-7724a9d403672d156cf8ff23a4d013fb" office:value-type="string">
            <text:p>UNION EUROPEA</text:p>
          </table:table-cell>
          <table:table-cell table:style-name="odsStyleTableCell-7724a9d403672d156cf8ff23a4d013fb" office:value-type="string">
            <text:p>EURO</text:p>
          </table:table-cell>
          <table:table-cell table:style-name="odsStyleTableCell-7724a9d403672d156cf8ff23a4d013fb" office:value-type="string">
            <text:p>EUR</text:p>
          </table:table-cell>
          <table:table-cell table:style-name="odsStyleTableCell-d6f6b4975cec9095d216f4c527558568" office:value-type="string">
            <text:p>7.41293</text:p>
          </table:table-cell>
          <table:table-cell table:style-name="odsStyleTableCell-d6f6b4975cec9095d216f4c527558568" office:value-type="string">
            <text:p>0.92541</text:p>
          </table:table-cell>
        </table:table-row>
        <table:table-row table:style-name="ro1">
          <table:table-cell table:style-name="odsStyleTableCell-7724a9d403672d156cf8ff23a4d013fb" office:value-type="string">
            <text:p>JAPON</text:p>
          </table:table-cell>
          <table:table-cell table:style-name="odsStyleTableCell-7724a9d403672d156cf8ff23a4d013fb" office:value-type="string">
            <text:p>YEN</text:p>
          </table:table-cell>
          <table:table-cell table:style-name="odsStyleTableCell-7724a9d403672d156cf8ff23a4d013fb" office:value-type="string">
            <text:p>JPY</text:p>
          </table:table-cell>
          <table:table-cell table:style-name="odsStyleTableCell-d6f6b4975cec9095d216f4c527558568" office:value-type="string">
            <text:p>0.04530</text:p>
          </table:table-cell>
          <table:table-cell table:style-name="odsStyleTableCell-d6f6b4975cec9095d216f4c527558568" office:value-type="string">
            <text:p>151.42000</text:p>
          </table:table-cell>
        </table:table-row>
        <table:table-row table:style-name="ro1">
          <table:table-cell table:style-name="odsStyleTableCell-7724a9d403672d156cf8ff23a4d013fb" office:value-type="string">
            <text:p>ARABIA SAUDITA</text:p>
          </table:table-cell>
          <table:table-cell table:style-name="odsStyleTableCell-7724a9d403672d156cf8ff23a4d013fb" office:value-type="string">
            <text:p>RIYAL SAUDÍ</text:p>
          </table:table-cell>
          <table:table-cell table:style-name="odsStyleTableCell-7724a9d403672d156cf8ff23a4d013fb" office:value-type="string">
            <text:p>SAR</text:p>
          </table:table-cell>
          <table:table-cell table:style-name="odsStyleTableCell-d6f6b4975cec9095d216f4c527558568" office:value-type="string">
            <text:p>1.82914</text:p>
          </table:table-cell>
          <table:table-cell table:style-name="odsStyleTableCell-d6f6b4975cec9095d216f4c527558568" office:value-type="string">
            <text:p>3.75040</text:p>
          </table:table-cell>
        </table:table-row>
        <table:table-row table:style-name="ro1">
          <table:table-cell table:style-name="odsStyleTableCell-7724a9d403672d156cf8ff23a4d013fb" office:value-type="string">
            <text:p>ARGELIA</text:p>
          </table:table-cell>
          <table:table-cell table:style-name="odsStyleTableCell-7724a9d403672d156cf8ff23a4d013fb" office:value-type="string">
            <text:p>DINAR ARGELINO</text:p>
          </table:table-cell>
          <table:table-cell table:style-name="odsStyleTableCell-7724a9d403672d156cf8ff23a4d013fb" office:value-type="string">
            <text:p>DZD</text:p>
          </table:table-cell>
          <table:table-cell table:style-name="odsStyleTableCell-d6f6b4975cec9095d216f4c527558568" office:value-type="string">
            <text:p>0.05097</text:p>
          </table:table-cell>
          <table:table-cell table:style-name="odsStyleTableCell-d6f6b4975cec9095d216f4c527558568" office:value-type="string">
            <text:p>134.58600</text:p>
          </table:table-cell>
        </table:table-row>
        <table:table-row table:style-name="ro1">
          <table:table-cell table:style-name="odsStyleTableCell-7724a9d403672d156cf8ff23a4d013fb" office:value-type="string">
            <text:p>ARGENTINA</text:p>
          </table:table-cell>
          <table:table-cell table:style-name="odsStyleTableCell-7724a9d403672d156cf8ff23a4d013fb" office:value-type="string">
            <text:p>PESO</text:p>
          </table:table-cell>
          <table:table-cell table:style-name="odsStyleTableCell-7724a9d403672d156cf8ff23a4d013fb" office:value-type="string">
            <text:p>ARS</text:p>
          </table:table-cell>
          <table:table-cell table:style-name="odsStyleTableCell-d6f6b4975cec9095d216f4c527558568" office:value-type="string">
            <text:p>0.00803</text:p>
          </table:table-cell>
          <table:table-cell table:style-name="odsStyleTableCell-d6f6b4975cec9095d216f4c527558568" office:value-type="string">
            <text:p>854.76500</text:p>
          </table:table-cell>
        </table:table-row>
        <table:table-row table:style-name="ro1">
          <table:table-cell table:style-name="odsStyleTableCell-7724a9d403672d156cf8ff23a4d013fb" office:value-type="string">
            <text:p>AUSTRALIA</text:p>
          </table:table-cell>
          <table:table-cell table:style-name="odsStyleTableCell-7724a9d403672d156cf8ff23a4d013fb" office:value-type="string">
            <text:p>DÓLAR</text:p>
          </table:table-cell>
          <table:table-cell table:style-name="odsStyleTableCell-7724a9d403672d156cf8ff23a4d013fb" office:value-type="string">
            <text:p>AUD</text:p>
          </table:table-cell>
          <table:table-cell table:style-name="odsStyleTableCell-d6f6b4975cec9095d216f4c527558568" office:value-type="string">
            <text:p>4.46929</text:p>
          </table:table-cell>
          <table:table-cell table:style-name="odsStyleTableCell-d6f6b4975cec9095d216f4c527558568" office:value-type="string">
            <text:p>1.53492</text:p>
          </table:table-cell>
        </table:table-row>
        <table:table-row table:style-name="ro1">
          <table:table-cell table:style-name="odsStyleTableCell-7724a9d403672d156cf8ff23a4d013fb" office:value-type="string">
            <text:p>BRASIL</text:p>
          </table:table-cell>
          <table:table-cell table:style-name="odsStyleTableCell-7724a9d403672d156cf8ff23a4d013fb" office:value-type="string">
            <text:p>REAL</text:p>
          </table:table-cell>
          <table:table-cell table:style-name="odsStyleTableCell-7724a9d403672d156cf8ff23a4d013fb" office:value-type="string">
            <text:p>BRL</text:p>
          </table:table-cell>
          <table:table-cell table:style-name="odsStyleTableCell-d6f6b4975cec9095d216f4c527558568" office:value-type="string">
            <text:p>1.37123</text:p>
          </table:table-cell>
          <table:table-cell table:style-name="odsStyleTableCell-d6f6b4975cec9095d216f4c527558568" office:value-type="string">
            <text:p>5.00280</text:p>
          </table:table-cell>
        </table:table-row>
        <table:table-row table:style-name="ro1">
          <table:table-cell table:style-name="odsStyleTableCell-7724a9d403672d156cf8ff23a4d013fb" office:value-type="string">
            <text:p>CANADA</text:p>
          </table:table-cell>
          <table:table-cell table:style-name="odsStyleTableCell-7724a9d403672d156cf8ff23a4d013fb" office:value-type="string">
            <text:p>DÓLAR</text:p>
          </table:table-cell>
          <table:table-cell table:style-name="odsStyleTableCell-7724a9d403672d156cf8ff23a4d013fb" office:value-type="string">
            <text:p>CAD</text:p>
          </table:table-cell>
          <table:table-cell table:style-name="odsStyleTableCell-d6f6b4975cec9095d216f4c527558568" office:value-type="string">
            <text:p>5.04078</text:p>
          </table:table-cell>
          <table:table-cell table:style-name="odsStyleTableCell-d6f6b4975cec9095d216f4c527558568" office:value-type="string">
            <text:p>1.36090</text:p>
          </table:table-cell>
        </table:table-row>
        <table:table-row table:style-name="ro1">
          <table:table-cell table:style-name="odsStyleTableCell-7724a9d403672d156cf8ff23a4d013fb" office:value-type="string">
            <text:p>CHILE</text:p>
          </table:table-cell>
          <table:table-cell table:style-name="odsStyleTableCell-7724a9d403672d156cf8ff23a4d013fb" office:value-type="string">
            <text:p>PESO</text:p>
          </table:table-cell>
          <table:table-cell table:style-name="odsStyleTableCell-7724a9d403672d156cf8ff23a4d013fb" office:value-type="string">
            <text:p>CLP</text:p>
          </table:table-cell>
          <table:table-cell table:style-name="odsStyleTableCell-d6f6b4975cec9095d216f4c527558568" office:value-type="string">
            <text:p>0.00698</text:p>
          </table:table-cell>
          <table:table-cell table:style-name="odsStyleTableCell-d6f6b4975cec9095d216f4c527558568" office:value-type="string">
            <text:p>982.50000</text:p>
          </table:table-cell>
        </table:table-row>
        <table:table-row table:style-name="ro1">
          <table:table-cell table:style-name="odsStyleTableCell-7724a9d403672d156cf8ff23a4d013fb" office:value-type="string">
            <text:p>COLOMBIA</text:p>
          </table:table-cell>
          <table:table-cell table:style-name="odsStyleTableCell-7724a9d403672d156cf8ff23a4d013fb" office:value-type="string">
            <text:p>PESO</text:p>
          </table:table-cell>
          <table:table-cell table:style-name="odsStyleTableCell-7724a9d403672d156cf8ff23a4d013fb" office:value-type="string">
            <text:p>COP</text:p>
          </table:table-cell>
          <table:table-cell table:style-name="odsStyleTableCell-d6f6b4975cec9095d216f4c527558568" office:value-type="string">
            <text:p>0.00176</text:p>
          </table:table-cell>
          <table:table-cell table:style-name="odsStyleTableCell-d6f6b4975cec9095d216f4c527558568" office:value-type="string">
            <text:p>3,893.38000</text:p>
          </table:table-cell>
        </table:table-row>
        <table:table-row table:style-name="ro1">
          <table:table-cell table:style-name="odsStyleTableCell-7724a9d403672d156cf8ff23a4d013fb" office:value-type="string">
            <text:p>COREA DEL SUR</text:p>
          </table:table-cell>
          <table:table-cell table:style-name="odsStyleTableCell-7724a9d403672d156cf8ff23a4d013fb" office:value-type="string">
            <text:p>WON</text:p>
          </table:table-cell>
          <table:table-cell table:style-name="odsStyleTableCell-7724a9d403672d156cf8ff23a4d013fb" office:value-type="string">
            <text:p>KRW</text:p>
          </table:table-cell>
          <table:table-cell table:style-name="odsStyleTableCell-d6f6b4975cec9095d216f4c527558568" office:value-type="string">
            <text:p>0.00513</text:p>
          </table:table-cell>
          <table:table-cell table:style-name="odsStyleTableCell-d6f6b4975cec9095d216f4c527558568" office:value-type="string">
            <text:p>1,338.45000</text:p>
          </table:table-cell>
        </table:table-row>
        <table:table-row table:style-name="ro1">
          <table:table-cell table:style-name="odsStyleTableCell-7724a9d403672d156cf8ff23a4d013fb" office:value-type="string">
            <text:p>COSTA RICA</text:p>
          </table:table-cell>
          <table:table-cell table:style-name="odsStyleTableCell-7724a9d403672d156cf8ff23a4d013fb" office:value-type="string">
            <text:p>COLON COSTARRICENSE</text:p>
          </table:table-cell>
          <table:table-cell table:style-name="odsStyleTableCell-7724a9d403672d156cf8ff23a4d013fb" office:value-type="string">
            <text:p>CRC</text:p>
          </table:table-cell>
          <table:table-cell table:style-name="odsStyleTableCell-d6f6b4975cec9095d216f4c527558568" office:value-type="string">
            <text:p>0.01362</text:p>
          </table:table-cell>
          <table:table-cell table:style-name="odsStyleTableCell-d6f6b4975cec9095d216f4c527558568" office:value-type="string">
            <text:p>503.83000</text:p>
          </table:table-cell>
        </table:table-row>
        <table:table-row table:style-name="ro1">
          <table:table-cell table:style-name="odsStyleTableCell-7724a9d403672d156cf8ff23a4d013fb" office:value-type="string">
            <text:p>REPUBLICA CHECA</text:p>
          </table:table-cell>
          <table:table-cell table:style-name="odsStyleTableCell-7724a9d403672d156cf8ff23a4d013fb" office:value-type="string">
            <text:p>CORONA CHECA</text:p>
          </table:table-cell>
          <table:table-cell table:style-name="odsStyleTableCell-7724a9d403672d156cf8ff23a4d013fb" office:value-type="string">
            <text:p>CZK</text:p>
          </table:table-cell>
          <table:table-cell table:style-name="odsStyleTableCell-d6f6b4975cec9095d216f4c527558568" office:value-type="string">
            <text:p>0.29240</text:p>
          </table:table-cell>
          <table:table-cell table:style-name="odsStyleTableCell-d6f6b4975cec9095d216f4c527558568" office:value-type="string">
            <text:p>23.46080</text:p>
          </table:table-cell>
        </table:table-row>
        <table:table-row table:style-name="ro1">
          <table:table-cell table:style-name="odsStyleTableCell-7724a9d403672d156cf8ff23a4d013fb" office:value-type="string">
            <text:p>DINAMARCA</text:p>
          </table:table-cell>
          <table:table-cell table:style-name="odsStyleTableCell-7724a9d403672d156cf8ff23a4d013fb" office:value-type="string">
            <text:p>CORONA</text:p>
          </table:table-cell>
          <table:table-cell table:style-name="odsStyleTableCell-7724a9d403672d156cf8ff23a4d013fb" office:value-type="string">
            <text:p>DKK</text:p>
          </table:table-cell>
          <table:table-cell table:style-name="odsStyleTableCell-d6f6b4975cec9095d216f4c527558568" office:value-type="string">
            <text:p>0.99396</text:p>
          </table:table-cell>
          <table:table-cell table:style-name="odsStyleTableCell-d6f6b4975cec9095d216f4c527558568" office:value-type="string">
            <text:p>6.90170</text:p>
          </table:table-cell>
        </table:table-row>
        <table:table-row table:style-name="ro1">
          <table:table-cell table:style-name="odsStyleTableCell-7724a9d403672d156cf8ff23a4d013fb" office:value-type="string">
            <text:p>ECUADOR</text:p>
          </table:table-cell>
          <table:table-cell table:style-name="odsStyleTableCell-7724a9d403672d156cf8ff23a4d013fb" office:value-type="string">
            <text:p>DÓLAR</text:p>
          </table:table-cell>
          <table:table-cell table:style-name="odsStyleTableCell-7724a9d403672d156cf8ff23a4d013fb" office:value-type="string">
            <text:p>USD</text:p>
          </table:table-cell>
          <table:table-cell table:style-name="odsStyleTableCell-d6f6b4975cec9095d216f4c527558568" office:value-type="string">
            <text:p>6.86000</text:p>
          </table:table-cell>
          <table:table-cell table:style-name="odsStyleTableCell-d6f6b4975cec9095d216f4c527558568" office:value-type="string">
            <text:p>1.00000</text:p>
          </table:table-cell>
        </table:table-row>
        <table:table-row table:style-name="ro1">
          <table:table-cell table:style-name="odsStyleTableCell-7724a9d403672d156cf8ff23a4d013fb" office:value-type="string">
            <text:p>EMIRATOS ARABES</text:p>
          </table:table-cell>
          <table:table-cell table:style-name="odsStyleTableCell-7724a9d403672d156cf8ff23a4d013fb" office:value-type="string">
            <text:p>DIRHAM</text:p>
          </table:table-cell>
          <table:table-cell table:style-name="odsStyleTableCell-7724a9d403672d156cf8ff23a4d013fb" office:value-type="string">
            <text:p>AED</text:p>
          </table:table-cell>
          <table:table-cell table:style-name="odsStyleTableCell-d6f6b4975cec9095d216f4c527558568" office:value-type="string">
            <text:p>1.86794</text:p>
          </table:table-cell>
          <table:table-cell table:style-name="odsStyleTableCell-d6f6b4975cec9095d216f4c527558568" office:value-type="string">
            <text:p>3.67250</text:p>
          </table:table-cell>
        </table:table-row>
        <table:table-row table:style-name="ro1">
          <table:table-cell table:style-name="odsStyleTableCell-7724a9d403672d156cf8ff23a4d013fb" office:value-type="string">
            <text:p>FILIPINAS</text:p>
          </table:table-cell>
          <table:table-cell table:style-name="odsStyleTableCell-7724a9d403672d156cf8ff23a4d013fb" office:value-type="string">
            <text:p>PESO FILIPINO</text:p>
          </table:table-cell>
          <table:table-cell table:style-name="odsStyleTableCell-7724a9d403672d156cf8ff23a4d013fb" office:value-type="string">
            <text:p>PHP</text:p>
          </table:table-cell>
          <table:table-cell table:style-name="odsStyleTableCell-d6f6b4975cec9095d216f4c527558568" office:value-type="string">
            <text:p>0.12188</text:p>
          </table:table-cell>
          <table:table-cell table:style-name="odsStyleTableCell-d6f6b4975cec9095d216f4c527558568" office:value-type="string">
            <text:p>56.28600</text:p>
          </table:table-cell>
        </table:table-row>
        <table:table-row table:style-name="ro1">
          <table:table-cell table:style-name="odsStyleTableCell-7724a9d403672d156cf8ff23a4d013fb" office:value-type="string">
            <text:p>HAITÍ</text:p>
          </table:table-cell>
          <table:table-cell table:style-name="odsStyleTableCell-7724a9d403672d156cf8ff23a4d013fb" office:value-type="string">
            <text:p>GOURDE</text:p>
          </table:table-cell>
          <table:table-cell table:style-name="odsStyleTableCell-7724a9d403672d156cf8ff23a4d013fb" office:value-type="string">
            <text:p>HTG</text:p>
          </table:table-cell>
          <table:table-cell table:style-name="odsStyleTableCell-d6f6b4975cec9095d216f4c527558568" office:value-type="string">
            <text:p>0.05180</text:p>
          </table:table-cell>
          <table:table-cell table:style-name="odsStyleTableCell-d6f6b4975cec9095d216f4c527558568" office:value-type="string">
            <text:p>132.43000</text:p>
          </table:table-cell>
        </table:table-row>
        <table:table-row table:style-name="ro1">
          <table:table-cell table:style-name="odsStyleTableCell-7724a9d403672d156cf8ff23a4d013fb" office:value-type="string">
            <text:p>HONG KONG</text:p>
          </table:table-cell>
          <table:table-cell table:style-name="odsStyleTableCell-7724a9d403672d156cf8ff23a4d013fb" office:value-type="string">
            <text:p>DÓLAR</text:p>
          </table:table-cell>
          <table:table-cell table:style-name="odsStyleTableCell-7724a9d403672d156cf8ff23a4d013fb" office:value-type="string">
            <text:p>HKD</text:p>
          </table:table-cell>
          <table:table-cell table:style-name="odsStyleTableCell-d6f6b4975cec9095d216f4c527558568" office:value-type="string">
            <text:p>0.87713</text:p>
          </table:table-cell>
          <table:table-cell table:style-name="odsStyleTableCell-d6f6b4975cec9095d216f4c527558568" office:value-type="string">
            <text:p>7.82100</text:p>
          </table:table-cell>
        </table:table-row>
        <table:table-row table:style-name="ro1">
          <table:table-cell table:style-name="odsStyleTableCell-7724a9d403672d156cf8ff23a4d013fb" office:value-type="string">
            <text:p>INDIA</text:p>
          </table:table-cell>
          <table:table-cell table:style-name="odsStyleTableCell-7724a9d403672d156cf8ff23a4d013fb" office:value-type="string">
            <text:p>RUPIA</text:p>
          </table:table-cell>
          <table:table-cell table:style-name="odsStyleTableCell-7724a9d403672d156cf8ff23a4d013fb" office:value-type="string">
            <text:p>INR</text:p>
          </table:table-cell>
          <table:table-cell table:style-name="odsStyleTableCell-d6f6b4975cec9095d216f4c527558568" office:value-type="string">
            <text:p>0.08223</text:p>
          </table:table-cell>
          <table:table-cell table:style-name="odsStyleTableCell-d6f6b4975cec9095d216f4c527558568" office:value-type="string">
            <text:p>83.42500</text:p>
          </table:table-cell>
        </table:table-row>
        <table:table-row table:style-name="ro1">
          <table:table-cell table:style-name="odsStyleTableCell-7724a9d403672d156cf8ff23a4d013fb" office:value-type="string">
            <text:p>INDONESIA</text:p>
          </table:table-cell>
          <table:table-cell table:style-name="odsStyleTableCell-7724a9d403672d156cf8ff23a4d013fb" office:value-type="string">
            <text:p>RUPIA INDONESIA</text:p>
          </table:table-cell>
          <table:table-cell table:style-name="odsStyleTableCell-7724a9d403672d156cf8ff23a4d013fb" office:value-type="string">
            <text:p>IDR</text:p>
          </table:table-cell>
          <table:table-cell table:style-name="odsStyleTableCell-d6f6b4975cec9095d216f4c527558568" office:value-type="string">
            <text:p>0.00043</text:p>
          </table:table-cell>
          <table:table-cell table:style-name="odsStyleTableCell-d6f6b4975cec9095d216f4c527558568" office:value-type="string">
            <text:p>15,780.00000</text:p>
          </table:table-cell>
        </table:table-row>
        <table:table-row table:style-name="ro1">
          <table:table-cell table:style-name="odsStyleTableCell-7724a9d403672d156cf8ff23a4d013fb" office:value-type="string">
            <text:p>ISRAEL</text:p>
          </table:table-cell>
          <table:table-cell table:style-name="odsStyleTableCell-7724a9d403672d156cf8ff23a4d013fb" office:value-type="string">
            <text:p>NUEVO SÉQUEL</text:p>
          </table:table-cell>
          <table:table-cell table:style-name="odsStyleTableCell-7724a9d403672d156cf8ff23a4d013fb" office:value-type="string">
            <text:p>ILS</text:p>
          </table:table-cell>
          <table:table-cell table:style-name="odsStyleTableCell-d6f6b4975cec9095d216f4c527558568" office:value-type="string">
            <text:p>1.88809</text:p>
          </table:table-cell>
          <table:table-cell table:style-name="odsStyleTableCell-d6f6b4975cec9095d216f4c527558568" office:value-type="string">
            <text:p>3.63330</text:p>
          </table:table-cell>
        </table:table-row>
        <table:table-row table:style-name="ro1">
          <table:table-cell table:style-name="odsStyleTableCell-7724a9d403672d156cf8ff23a4d013fb" office:value-type="string">
            <text:p>MALASIA</text:p>
          </table:table-cell>
          <table:table-cell table:style-name="odsStyleTableCell-7724a9d403672d156cf8ff23a4d013fb" office:value-type="string">
            <text:p>RINGGIT MALAYO</text:p>
          </table:table-cell>
          <table:table-cell table:style-name="odsStyleTableCell-7724a9d403672d156cf8ff23a4d013fb" office:value-type="string">
            <text:p>MYR</text:p>
          </table:table-cell>
          <table:table-cell table:style-name="odsStyleTableCell-d6f6b4975cec9095d216f4c527558568" office:value-type="string">
            <text:p>1.44833</text:p>
          </table:table-cell>
          <table:table-cell table:style-name="odsStyleTableCell-d6f6b4975cec9095d216f4c527558568" office:value-type="string">
            <text:p>4.73650</text:p>
          </table:table-cell>
        </table:table-row>
        <table:table-row table:style-name="ro1">
          <table:table-cell table:style-name="odsStyleTableCell-7724a9d403672d156cf8ff23a4d013fb" office:value-type="string">
            <text:p>MEXICO</text:p>
          </table:table-cell>
          <table:table-cell table:style-name="odsStyleTableCell-7724a9d403672d156cf8ff23a4d013fb" office:value-type="string">
            <text:p>PESO</text:p>
          </table:table-cell>
          <table:table-cell table:style-name="odsStyleTableCell-7724a9d403672d156cf8ff23a4d013fb" office:value-type="string">
            <text:p>MXN</text:p>
          </table:table-cell>
          <table:table-cell table:style-name="odsStyleTableCell-d6f6b4975cec9095d216f4c527558568" office:value-type="string">
            <text:p>0.40955</text:p>
          </table:table-cell>
          <table:table-cell table:style-name="odsStyleTableCell-d6f6b4975cec9095d216f4c527558568" office:value-type="string">
            <text:p>16.75020</text:p>
          </table:table-cell>
        </table:table-row>
        <table:table-row table:style-name="ro1">
          <table:table-cell table:style-name="odsStyleTableCell-7724a9d403672d156cf8ff23a4d013fb" office:value-type="string">
            <text:p>NORUEGA</text:p>
          </table:table-cell>
          <table:table-cell table:style-name="odsStyleTableCell-7724a9d403672d156cf8ff23a4d013fb" office:value-type="string">
            <text:p>CORONA</text:p>
          </table:table-cell>
          <table:table-cell table:style-name="odsStyleTableCell-7724a9d403672d156cf8ff23a4d013fb" office:value-type="string">
            <text:p>NOK</text:p>
          </table:table-cell>
          <table:table-cell table:style-name="odsStyleTableCell-d6f6b4975cec9095d216f4c527558568" office:value-type="string">
            <text:p>0.63775</text:p>
          </table:table-cell>
          <table:table-cell table:style-name="odsStyleTableCell-d6f6b4975cec9095d216f4c527558568" office:value-type="string">
            <text:p>10.75650</text:p>
          </table:table-cell>
        </table:table-row>
        <table:table-row table:style-name="ro1">
          <table:table-cell table:style-name="odsStyleTableCell-7724a9d403672d156cf8ff23a4d013fb" office:value-type="string">
            <text:p>PANAMÁ</text:p>
          </table:table-cell>
          <table:table-cell table:style-name="odsStyleTableCell-7724a9d403672d156cf8ff23a4d013fb" office:value-type="string">
            <text:p>BALBOA</text:p>
          </table:table-cell>
          <table:table-cell table:style-name="odsStyleTableCell-7724a9d403672d156cf8ff23a4d013fb" office:value-type="string">
            <text:p>PAB</text:p>
          </table:table-cell>
          <table:table-cell table:style-name="odsStyleTableCell-d6f6b4975cec9095d216f4c527558568" office:value-type="string">
            <text:p>6.86000</text:p>
          </table:table-cell>
          <table:table-cell table:style-name="odsStyleTableCell-d6f6b4975cec9095d216f4c527558568" office:value-type="string">
            <text:p>1.00000</text:p>
          </table:table-cell>
        </table:table-row>
        <table:table-row table:style-name="ro1">
          <table:table-cell table:style-name="odsStyleTableCell-7724a9d403672d156cf8ff23a4d013fb" office:value-type="string">
            <text:p>PARAGUAY</text:p>
          </table:table-cell>
          <table:table-cell table:style-name="odsStyleTableCell-7724a9d403672d156cf8ff23a4d013fb" office:value-type="string">
            <text:p>GUARANI</text:p>
          </table:table-cell>
          <table:table-cell table:style-name="odsStyleTableCell-7724a9d403672d156cf8ff23a4d013fb" office:value-type="string">
            <text:p>PYG</text:p>
          </table:table-cell>
          <table:table-cell table:style-name="odsStyleTableCell-d6f6b4975cec9095d216f4c527558568" office:value-type="string">
            <text:p>0.00093</text:p>
          </table:table-cell>
          <table:table-cell table:style-name="odsStyleTableCell-d6f6b4975cec9095d216f4c527558568" office:value-type="string">
            <text:p>7,348.50000</text:p>
          </table:table-cell>
        </table:table-row>
        <table:table-row table:style-name="ro1">
          <table:table-cell table:style-name="odsStyleTableCell-7724a9d403672d156cf8ff23a4d013fb" office:value-type="string">
            <text:p>PERU</text:p>
          </table:table-cell>
          <table:table-cell table:style-name="odsStyleTableCell-7724a9d403672d156cf8ff23a4d013fb" office:value-type="string">
            <text:p>NUEVO SOL</text:p>
          </table:table-cell>
          <table:table-cell table:style-name="odsStyleTableCell-7724a9d403672d156cf8ff23a4d013fb" office:value-type="string">
            <text:p>PEN</text:p>
          </table:table-cell>
          <table:table-cell table:style-name="odsStyleTableCell-d6f6b4975cec9095d216f4c527558568" office:value-type="string">
            <text:p>1.85200</text:p>
          </table:table-cell>
          <table:table-cell table:style-name="odsStyleTableCell-d6f6b4975cec9095d216f4c527558568" office:value-type="string">
            <text:p>3.70410</text:p>
          </table:table-cell>
        </table:table-row>
        <table:table-row table:style-name="ro1">
          <table:table-cell table:style-name="odsStyleTableCell-7724a9d403672d156cf8ff23a4d013fb" office:value-type="string">
            <text:p>REINO UNIDO</text:p>
          </table:table-cell>
          <table:table-cell table:style-name="odsStyleTableCell-7724a9d403672d156cf8ff23a4d013fb" office:value-type="string">
            <text:p>LIBRA</text:p>
          </table:table-cell>
          <table:table-cell table:style-name="odsStyleTableCell-7724a9d403672d156cf8ff23a4d013fb" office:value-type="string">
            <text:p>GBP</text:p>
          </table:table-cell>
          <table:table-cell table:style-name="odsStyleTableCell-d6f6b4975cec9095d216f4c527558568" office:value-type="string">
            <text:p>8.63882</text:p>
          </table:table-cell>
          <table:table-cell table:style-name="odsStyleTableCell-d6f6b4975cec9095d216f4c527558568" office:value-type="string">
            <text:p>0.79409</text:p>
          </table:table-cell>
        </table:table-row>
        <table:table-row table:style-name="ro1">
          <table:table-cell table:style-name="odsStyleTableCell-7724a9d403672d156cf8ff23a4d013fb" office:value-type="string">
            <text:p>REPÚBLICA DOMINICANA</text:p>
          </table:table-cell>
          <table:table-cell table:style-name="odsStyleTableCell-7724a9d403672d156cf8ff23a4d013fb" office:value-type="string">
            <text:p>PESO DOMINICANO</text:p>
          </table:table-cell>
          <table:table-cell table:style-name="odsStyleTableCell-7724a9d403672d156cf8ff23a4d013fb" office:value-type="string">
            <text:p>DOP</text:p>
          </table:table-cell>
          <table:table-cell table:style-name="odsStyleTableCell-d6f6b4975cec9095d216f4c527558568" office:value-type="string">
            <text:p>0.11605</text:p>
          </table:table-cell>
          <table:table-cell table:style-name="odsStyleTableCell-d6f6b4975cec9095d216f4c527558568" office:value-type="string">
            <text:p>59.11100</text:p>
          </table:table-cell>
        </table:table-row>
        <table:table-row table:style-name="ro1">
          <table:table-cell table:style-name="odsStyleTableCell-7724a9d403672d156cf8ff23a4d013fb" office:value-type="string">
            <text:p>REP.POPULAR CHINA</text:p>
          </table:table-cell>
          <table:table-cell table:style-name="odsStyleTableCell-7724a9d403672d156cf8ff23a4d013fb" office:value-type="string">
            <text:p>YUAN RENMINBI OFFSHORE</text:p>
          </table:table-cell>
          <table:table-cell table:style-name="odsStyleTableCell-7724a9d403672d156cf8ff23a4d013fb" office:value-type="string">
            <text:p>CNH</text:p>
          </table:table-cell>
          <table:table-cell table:style-name="odsStyleTableCell-d6f6b4975cec9095d216f4c527558568" office:value-type="string">
            <text:p>0.94268</text:p>
          </table:table-cell>
          <table:table-cell table:style-name="odsStyleTableCell-d6f6b4975cec9095d216f4c527558568" office:value-type="string">
            <text:p>7.27710</text:p>
          </table:table-cell>
        </table:table-row>
        <table:table-row table:style-name="ro1">
          <table:table-cell table:style-name="odsStyleTableCell-7724a9d403672d156cf8ff23a4d013fb" office:value-type="string">
            <text:p>RUSIA</text:p>
          </table:table-cell>
          <table:table-cell table:style-name="odsStyleTableCell-7724a9d403672d156cf8ff23a4d013fb" office:value-type="string">
            <text:p>RUBLO RUSO</text:p>
          </table:table-cell>
          <table:table-cell table:style-name="odsStyleTableCell-7724a9d403672d156cf8ff23a4d013fb" office:value-type="string">
            <text:p>RUB</text:p>
          </table:table-cell>
          <table:table-cell table:style-name="odsStyleTableCell-d6f6b4975cec9095d216f4c527558568" office:value-type="string">
            <text:p>0.07437</text:p>
          </table:table-cell>
          <table:table-cell table:style-name="odsStyleTableCell-d6f6b4975cec9095d216f4c527558568" office:value-type="string">
            <text:p>92.23850</text:p>
          </table:table-cell>
        </table:table-row>
        <table:table-row table:style-name="ro1">
          <table:table-cell table:style-name="odsStyleTableCell-7724a9d403672d156cf8ff23a4d013fb" office:value-type="string">
            <text:p>SINGAPUR</text:p>
          </table:table-cell>
          <table:table-cell table:style-name="odsStyleTableCell-7724a9d403672d156cf8ff23a4d013fb" office:value-type="string">
            <text:p>DÓLAR</text:p>
          </table:table-cell>
          <table:table-cell table:style-name="odsStyleTableCell-7724a9d403672d156cf8ff23a4d013fb" office:value-type="string">
            <text:p>SGD</text:p>
          </table:table-cell>
          <table:table-cell table:style-name="odsStyleTableCell-d6f6b4975cec9095d216f4c527558568" office:value-type="string">
            <text:p>5.08186</text:p>
          </table:table-cell>
          <table:table-cell table:style-name="odsStyleTableCell-d6f6b4975cec9095d216f4c527558568" office:value-type="string">
            <text:p>1.34990</text:p>
          </table:table-cell>
        </table:table-row>
        <table:table-row table:style-name="ro1">
          <table:table-cell table:style-name="odsStyleTableCell-7724a9d403672d156cf8ff23a4d013fb" office:value-type="string">
            <text:p>SUDÁFRICA</text:p>
          </table:table-cell>
          <table:table-cell table:style-name="odsStyleTableCell-7724a9d403672d156cf8ff23a4d013fb" office:value-type="string">
            <text:p>RAND</text:p>
          </table:table-cell>
          <table:table-cell table:style-name="odsStyleTableCell-7724a9d403672d156cf8ff23a4d013fb" office:value-type="string">
            <text:p>ZAR</text:p>
          </table:table-cell>
          <table:table-cell table:style-name="odsStyleTableCell-d6f6b4975cec9095d216f4c527558568" office:value-type="string">
            <text:p>0.36096</text:p>
          </table:table-cell>
          <table:table-cell table:style-name="odsStyleTableCell-d6f6b4975cec9095d216f4c527558568" office:value-type="string">
            <text:p>19.00510</text:p>
          </table:table-cell>
        </table:table-row>
        <table:table-row table:style-name="ro1">
          <table:table-cell table:style-name="odsStyleTableCell-7724a9d403672d156cf8ff23a4d013fb" office:value-type="string">
            <text:p>SUECIA</text:p>
          </table:table-cell>
          <table:table-cell table:style-name="odsStyleTableCell-7724a9d403672d156cf8ff23a4d013fb" office:value-type="string">
            <text:p>CORONA</text:p>
          </table:table-cell>
          <table:table-cell table:style-name="odsStyleTableCell-7724a9d403672d156cf8ff23a4d013fb" office:value-type="string">
            <text:p>SEK</text:p>
          </table:table-cell>
          <table:table-cell table:style-name="odsStyleTableCell-d6f6b4975cec9095d216f4c527558568" office:value-type="string">
            <text:p>0.64907</text:p>
          </table:table-cell>
          <table:table-cell table:style-name="odsStyleTableCell-d6f6b4975cec9095d216f4c527558568" office:value-type="string">
            <text:p>10.56900</text:p>
          </table:table-cell>
        </table:table-row>
        <table:table-row table:style-name="ro1">
          <table:table-cell table:style-name="odsStyleTableCell-7724a9d403672d156cf8ff23a4d013fb" office:value-type="string">
            <text:p>SUIZA</text:p>
          </table:table-cell>
          <table:table-cell table:style-name="odsStyleTableCell-7724a9d403672d156cf8ff23a4d013fb" office:value-type="string">
            <text:p>FRANCO</text:p>
          </table:table-cell>
          <table:table-cell table:style-name="odsStyleTableCell-7724a9d403672d156cf8ff23a4d013fb" office:value-type="string">
            <text:p>CHF</text:p>
          </table:table-cell>
          <table:table-cell table:style-name="odsStyleTableCell-d6f6b4975cec9095d216f4c527558568" office:value-type="string">
            <text:p>7.63325</text:p>
          </table:table-cell>
          <table:table-cell table:style-name="odsStyleTableCell-d6f6b4975cec9095d216f4c527558568" office:value-type="string">
            <text:p>0.89870</text:p>
          </table:table-cell>
        </table:table-row>
        <table:table-row table:style-name="ro1">
          <table:table-cell table:style-name="odsStyleTableCell-7724a9d403672d156cf8ff23a4d013fb" office:value-type="string">
            <text:p>TAILANDIA</text:p>
          </table:table-cell>
          <table:table-cell table:style-name="odsStyleTableCell-7724a9d403672d156cf8ff23a4d013fb" office:value-type="string">
            <text:p>THAI BAHT</text:p>
          </table:table-cell>
          <table:table-cell table:style-name="odsStyleTableCell-7724a9d403672d156cf8ff23a4d013fb" office:value-type="string">
            <text:p>THB</text:p>
          </table:table-cell>
          <table:table-cell table:style-name="odsStyleTableCell-d6f6b4975cec9095d216f4c527558568" office:value-type="string">
            <text:p>0.18852</text:p>
          </table:table-cell>
          <table:table-cell table:style-name="odsStyleTableCell-d6f6b4975cec9095d216f4c527558568" office:value-type="string">
            <text:p>36.38800</text:p>
          </table:table-cell>
        </table:table-row>
        <table:table-row table:style-name="ro1">
          <table:table-cell table:style-name="odsStyleTableCell-7724a9d403672d156cf8ff23a4d013fb" office:value-type="string">
            <text:p>TAIWAN</text:p>
          </table:table-cell>
          <table:table-cell table:style-name="odsStyleTableCell-7724a9d403672d156cf8ff23a4d013fb" office:value-type="string">
            <text:p>DÓLAR</text:p>
          </table:table-cell>
          <table:table-cell table:style-name="odsStyleTableCell-7724a9d403672d156cf8ff23a4d013fb" office:value-type="string">
            <text:p>TWD</text:p>
          </table:table-cell>
          <table:table-cell table:style-name="odsStyleTableCell-d6f6b4975cec9095d216f4c527558568" office:value-type="string">
            <text:p>0.21461</text:p>
          </table:table-cell>
          <table:table-cell table:style-name="odsStyleTableCell-d6f6b4975cec9095d216f4c527558568" office:value-type="string">
            <text:p>31.96500</text:p>
          </table:table-cell>
        </table:table-row>
        <table:table-row table:style-name="ro1">
          <table:table-cell table:style-name="odsStyleTableCell-7724a9d403672d156cf8ff23a4d013fb" office:value-type="string">
            <text:p>TÚNEZ</text:p>
          </table:table-cell>
          <table:table-cell table:style-name="odsStyleTableCell-7724a9d403672d156cf8ff23a4d013fb" office:value-type="string">
            <text:p>DINAR TUNECINO</text:p>
          </table:table-cell>
          <table:table-cell table:style-name="odsStyleTableCell-7724a9d403672d156cf8ff23a4d013fb" office:value-type="string">
            <text:p>TND</text:p>
          </table:table-cell>
          <table:table-cell table:style-name="odsStyleTableCell-d6f6b4975cec9095d216f4c527558568" office:value-type="string">
            <text:p>2.20593</text:p>
          </table:table-cell>
          <table:table-cell table:style-name="odsStyleTableCell-d6f6b4975cec9095d216f4c527558568" office:value-type="string">
            <text:p>3.10980</text:p>
          </table:table-cell>
        </table:table-row>
        <table:table-row table:style-name="ro1">
          <table:table-cell table:style-name="odsStyleTableCell-7724a9d403672d156cf8ff23a4d013fb" office:value-type="string">
            <text:p>TURQUÍA</text:p>
          </table:table-cell>
          <table:table-cell table:style-name="odsStyleTableCell-7724a9d403672d156cf8ff23a4d013fb" office:value-type="string">
            <text:p>LIRA TURCA</text:p>
          </table:table-cell>
          <table:table-cell table:style-name="odsStyleTableCell-7724a9d403672d156cf8ff23a4d013fb" office:value-type="string">
            <text:p>TRY</text:p>
          </table:table-cell>
          <table:table-cell table:style-name="odsStyleTableCell-d6f6b4975cec9095d216f4c527558568" office:value-type="string">
            <text:p>0.21413</text:p>
          </table:table-cell>
          <table:table-cell table:style-name="odsStyleTableCell-d6f6b4975cec9095d216f4c527558568" office:value-type="string">
            <text:p>32.03710</text:p>
          </table:table-cell>
        </table:table-row>
        <table:table-row table:style-name="ro1">
          <table:table-cell table:style-name="odsStyleTableCell-7724a9d403672d156cf8ff23a4d013fb" office:value-type="string">
            <text:p>URUGUAY</text:p>
          </table:table-cell>
          <table:table-cell table:style-name="odsStyleTableCell-7724a9d403672d156cf8ff23a4d013fb" office:value-type="string">
            <text:p>PESO</text:p>
          </table:table-cell>
          <table:table-cell table:style-name="odsStyleTableCell-7724a9d403672d156cf8ff23a4d013fb" office:value-type="string">
            <text:p>UYU</text:p>
          </table:table-cell>
          <table:table-cell table:style-name="odsStyleTableCell-d6f6b4975cec9095d216f4c527558568" office:value-type="string">
            <text:p>0.18158</text:p>
          </table:table-cell>
          <table:table-cell table:style-name="odsStyleTableCell-d6f6b4975cec9095d216f4c527558568" office:value-type="string">
            <text:p>37.78000</text:p>
          </table:table-cell>
        </table:table-row>
        <table:table-row table:style-name="ro1">
          <table:table-cell table:style-name="odsStyleTableCell-7724a9d403672d156cf8ff23a4d013fb" office:value-type="string">
            <text:p>VENEZUELA</text:p>
          </table:table-cell>
          <table:table-cell table:style-name="odsStyleTableCell-7724a9d403672d156cf8ff23a4d013fb" office:value-type="string">
            <text:p>BOLIVAR DIGITAL</text:p>
          </table:table-cell>
          <table:table-cell table:style-name="odsStyleTableCell-7724a9d403672d156cf8ff23a4d013fb" office:value-type="string">
            <text:p>VES</text:p>
          </table:table-cell>
          <table:table-cell table:style-name="odsStyleTableCell-d6f6b4975cec9095d216f4c527558568" office:value-type="string">
            <text:p>0.18921</text:p>
          </table:table-cell>
          <table:table-cell table:style-name="odsStyleTableCell-d6f6b4975cec9095d216f4c527558568" office:value-type="string">
            <text:p>36.25560</text:p>
          </table:table-cell>
        </table:table-row>
        <table:table-row table:style-name="ro1">
          <table:table-cell table:style-name="odsStyleTableCell-7724a9d403672d156cf8ff23a4d013fb" office:value-type="string">
            <text:p>VIETNAM</text:p>
          </table:table-cell>
          <table:table-cell table:style-name="odsStyleTableCell-7724a9d403672d156cf8ff23a4d013fb" office:value-type="string">
            <text:p>DONG</text:p>
          </table:table-cell>
          <table:table-cell table:style-name="odsStyleTableCell-7724a9d403672d156cf8ff23a4d013fb" office:value-type="string">
            <text:p>VND</text:p>
          </table:table-cell>
          <table:table-cell table:style-name="odsStyleTableCell-d6f6b4975cec9095d216f4c527558568" office:value-type="string">
            <text:p>0.00028</text:p>
          </table:table-cell>
          <table:table-cell table:style-name="odsStyleTableCell-d6f6b4975cec9095d216f4c527558568" office:value-type="string">
            <text:p>24,770.00000</text:p>
          </table:table-cell>
        </table:table-row>
        <table:table-row table:style-name="ro1">
          <table:table-cell table:style-name="odsStyleTableCell-7724a9d403672d156cf8ff23a4d013fb" office:value-type="string">
            <text:p/>
          </table:table-cell>
          <table:table-cell table:style-name="odsStyleTableCell-7724a9d403672d156cf8ff23a4d013fb" office:value-type="string">
            <text:p>DERECHO ESPECIAL DE GIRO</text:p>
          </table:table-cell>
          <table:table-cell table:style-name="odsStyleTableCell-7724a9d403672d156cf8ff23a4d013fb" office:value-type="string">
            <text:p>USD/D.E.G.</text:p>
          </table:table-cell>
          <table:table-cell table:style-name="odsStyleTableCell-d6f6b4975cec9095d216f4c527558568" office:value-type="string">
            <text:p/>
          </table:table-cell>
          <table:table-cell table:style-name="odsStyleTableCell-d6f6b4975cec9095d216f4c527558568" office:value-type="string">
            <text:p>1.32404</text:p>
          </table:table-cell>
        </table:table-row>
        <table:table-row table:style-name="ro1">
          <table:table-cell table:style-name="odsStyleTableCell-7724a9d403672d156cf8ff23a4d013fb" office:value-type="string">
            <text:p/>
          </table:table-cell>
          <table:table-cell table:style-name="odsStyleTableCell-7724a9d403672d156cf8ff23a4d013fb" office:value-type="string">
            <text:p>UNIDAD DE FOMENTO DE VIVIENDA</text:p>
          </table:table-cell>
          <table:table-cell table:style-name="odsStyleTableCell-7724a9d403672d156cf8ff23a4d013fb" office:value-type="string">
            <text:p>Bs/UFV</text:p>
          </table:table-cell>
          <table:table-cell table:style-name="odsStyleTableCell-d6f6b4975cec9095d216f4c527558568" office:value-type="string">
            <text:p/>
          </table:table-cell>
          <table:table-cell table:style-name="odsStyleTableCell-d6f6b4975cec9095d216f4c527558568" office:value-type="string">
            <text:p>2.486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4cbbf538ff8d9cffbc98a58e5e95de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46eba9b7d6fd8c119ed4692c197f7983" office:value-type="string">
            <text:p> </text:p>
          </table:table-cell>
          <table:table-cell table:style-name="odsStyleTableCell-46eba9b7d6fd8c119ed4692c197f7983" office:value-type="string">
            <text:p>UNIDAD MONETARIA</text:p>
          </table:table-cell>
          <table:table-cell table:style-name="odsStyleTableCell-46eba9b7d6fd8c119ed4692c197f7983" office:value-type="string">
            <text:p>MONEDA</text:p>
          </table:table-cell>
          <table:table-cell table:style-name="odsStyleTableCell-46eba9b7d6fd8c119ed4692c197f7983" office:value-type="string">
            <text:p>TIPO DE CAMBIO EN M.E.</text:p>
          </table:table-cell>
        </table:table-row>
        <table:table-row table:style-name="ro1">
          <table:table-cell table:style-name="odsStyleTableCell-7724a9d403672d156cf8ff23a4d013fb" office:value-type="string">
            <text:p>ORO</text:p>
          </table:table-cell>
          <table:table-cell table:style-name="odsStyleTableCell-7724a9d403672d156cf8ff23a4d013fb" office:value-type="string">
            <text:p>ONZA TROY ORO</text:p>
          </table:table-cell>
          <table:table-cell table:style-name="odsStyleTableCell-7724a9d403672d156cf8ff23a4d013fb" office:value-type="string">
            <text:p>USD./O.T.F.</text:p>
          </table:table-cell>
          <table:table-cell table:style-name="odsStyleTableCell-d6f6b4975cec9095d216f4c527558568" office:value-type="string">
            <text:p>2,162.89000</text:p>
          </table:table-cell>
        </table:table-row>
        <table:table-row table:style-name="ro1">
          <table:table-cell table:style-name="odsStyleTableCell-7724a9d403672d156cf8ff23a4d013fb" office:value-type="string">
            <text:p>PLATA</text:p>
          </table:table-cell>
          <table:table-cell table:style-name="odsStyleTableCell-7724a9d403672d156cf8ff23a4d013fb" office:value-type="string">
            <text:p>ONZA TROY PLATA</text:p>
          </table:table-cell>
          <table:table-cell table:style-name="odsStyleTableCell-7724a9d403672d156cf8ff23a4d013fb" office:value-type="string">
            <text:p>USD./O.T.F.</text:p>
          </table:table-cell>
          <table:table-cell table:style-name="odsStyleTableCell-d6f6b4975cec9095d216f4c527558568" office:value-type="string">
            <text:p>24.677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4cbbf538ff8d9cffbc98a58e5e95de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46eba9b7d6fd8c119ed4692c197f7983" office:value-type="string">
            <text:p> </text:p>
          </table:table-cell>
          <table:table-cell table:style-name="odsStyleTableCell-46eba9b7d6fd8c119ed4692c197f7983" office:value-type="string">
            <text:p>1 MES</text:p>
          </table:table-cell>
          <table:table-cell table:style-name="odsStyleTableCell-46eba9b7d6fd8c119ed4692c197f7983" office:value-type="string">
            <text:p>3 MESES</text:p>
          </table:table-cell>
          <table:table-cell table:style-name="odsStyleTableCell-46eba9b7d6fd8c119ed4692c197f7983" office:value-type="string">
            <text:p>6 MESES</text:p>
          </table:table-cell>
        </table:table-row>
        <table:table-row table:style-name="ro1">
          <table:table-cell table:style-name="odsStyleTableCell-f976e338c9bcc15acbf2963e4d21c9ae" office:value-type="string">
            <text:p>TASA LIBOR(USD)</text:p>
          </table:table-cell>
          <table:table-cell table:style-name="odsStyleTableCell-d6f6b4975cec9095d216f4c527558568" office:value-type="string">
            <text:p>5.44</text:p>
          </table:table-cell>
          <table:table-cell table:style-name="odsStyleTableCell-d6f6b4975cec9095d216f4c527558568" office:value-type="string">
            <text:p>5.57</text:p>
          </table:table-cell>
          <table:table-cell table:style-name="odsStyleTableCell-d6f6b4975cec9095d216f4c527558568" office:value-type="string">
            <text:p>5.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724a9d403672d156cf8ff23a4d013f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04</meta:creation-date>
    <meta:generator>ods générator</meta:generator>
    <dc:date>2024-10-18T20:18:04</dc:date>
    <meta:editing-duration>PT1S</meta:editing-duration>
    <meta:editing-cycles>1</meta:editing-cycles>
    <meta:document-statistic meta:table-count="1" meta:cell-count="4" meta:object-count="0"/>
  </office:meta>
</office:document-meta>
</file>